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line in objects"&gt;</text:placeholder></text:p>
      <text:p text:style-name="Standard">communes : <text:placeholder text:placeholder-type="text">&lt;for each="commune in com.name"&gt;</text:placeholder><text:placeholder text:placeholder-type="text">&lt;commune&gt;</text:placeholder><text:placeholder text:placeholder-type="text">&lt;/for&gt;</text:placeholder></text:p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bstetar </meta:initial-creator>
    <meta:creation-date>2010-08-24T11:16:55</meta:creation-date>
    <meta:document-statistic meta:table-count="0" meta:image-count="0" meta:object-count="0" meta:page-count="1" meta:paragraph-count="3" meta:word-count="11" meta:character-count="92"/>
    <dc:date>2010-08-24T11:20:22</dc:date>
    <dc:creator>obstetar </dc:creator>
    <meta:editing-duration>PT00H03M27S</meta:editing-duration>
    <meta:editing-cycles>1</meta:editing-cycles>
    <meta:generator>OpenOffice.org/3.2$Unix OpenOffice.org_project/320m12$Build-9483</meta:generator>
  </office:meta>
</office:document-meta>
</file>